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fo:font-size="16pt" style:font-size-asian="16pt" style:text-underline-type="single" style:text-underline-style="solid" style:text-underline-width="auto" style:text-underline-mode="continuous"/>
    </style:style>
    <style:style style:name="P2" style:parent-style-name="Normal" style:family="paragraph">
      <style:text-properties fo:font-size="14pt" style:font-size-asian="14pt"/>
    </style:style>
    <style:style style:name="P3" style:parent-style-name="Normal" style:family="paragraph">
      <style:text-properties fo:font-size="14pt" style:font-size-asian="14pt"/>
    </style:style>
    <style:style style:name="P4" style:parent-style-name="Normal" style:family="paragraph">
      <style:text-properties fo:font-size="14pt" style:font-size-asian="14pt"/>
    </style:style>
    <style:style style:name="P5" style:parent-style-name="Normal" style:family="paragraph">
      <style:text-properties fo:font-size="14pt" style:font-size-asian="14pt"/>
    </style:style>
    <style:style style:name="T6" style:parent-style-name="DefaultParagraphFont" style:family="text">
      <style:text-properties fo:font-size="14pt" style:font-size-asian="14pt"/>
    </style:style>
    <style:style style:name="T7" style:parent-style-name="DefaultParagraphFont" style:family="text">
      <style:text-properties style:font-name-asian="Times New Roman" style:font-name-complex="Calibri" fo:color="#1F497D" style:language-asian="en" style:country-asian="GB"/>
    </style:style>
    <style:style style:name="T8" style:parent-style-name="DefaultParagraphFont" style:family="text">
      <style:text-properties style:font-name-asian="Times New Roman" style:font-name-complex="Calibri" fo:color="#1F497D" style:language-asian="en" style:country-asian="GB"/>
    </style:style>
    <style:style style:name="T9" style:parent-style-name="DefaultParagraphFont" style:family="text">
      <style:text-properties style:font-name-asian="Times New Roman" style:font-name-complex="Calibri" fo:color="#1F497D" style:language-asian="en" style:country-asian="GB"/>
    </style:style>
    <style:style style:name="P10" style:parent-style-name="Normal" style:family="paragraph">
      <style:paragraph-properties style:vertical-align="auto" fo:margin-bottom="0in" fo:line-height="100%" fo:background-color="#FFFFFF"/>
      <style:text-properties fo:hyphenate="true"/>
    </style:style>
    <style:style style:name="T11" style:parent-style-name="DefaultParagraphFont" style:family="text">
      <style:text-properties style:font-name-asian="Times New Roman" style:font-name-complex="Calibri" fo:color="#1F497D" style:language-asian="en" style:country-asian="GB"/>
    </style:style>
    <style:style style:name="P12" style:parent-style-name="Normal" style:family="paragraph">
      <style:paragraph-properties style:vertical-align="auto" fo:margin-bottom="0in" fo:line-height="100%" fo:background-color="#FFFFFF"/>
      <style:text-properties fo:hyphenate="true"/>
    </style:style>
    <style:style style:name="T13" style:parent-style-name="DefaultParagraphFont" style:family="text">
      <style:text-properties style:font-name-asian="Times New Roman" style:font-name-complex="Calibri" fo:color="#1F497D" style:language-asian="en" style:country-asian="GB"/>
    </style:style>
    <style:style style:name="P14" style:parent-style-name="Normal" style:family="paragraph">
      <style:paragraph-properties style:vertical-align="auto" fo:margin-bottom="0in" fo:line-height="100%" fo:background-color="#FFFFFF"/>
      <style:text-properties fo:hyphenate="true"/>
    </style:style>
    <style:style style:name="T15" style:parent-style-name="DefaultParagraphFont" style:family="text">
      <style:text-properties style:font-name-asian="Times New Roman" style:font-name-complex="Calibri" fo:color="#1F497D" style:language-asian="en" style:country-asian="GB"/>
    </style:style>
    <style:style style:name="P16" style:parent-style-name="Normal" style:family="paragraph">
      <style:paragraph-properties style:vertical-align="auto" fo:margin-bottom="0in" fo:line-height="100%" fo:background-color="#FFFFFF"/>
      <style:text-properties fo:hyphenate="true"/>
    </style:style>
    <style:style style:name="T17" style:parent-style-name="DefaultParagraphFont" style:family="text">
      <style:text-properties style:font-name-asian="Times New Roman" style:font-name-complex="Calibri" fo:color="#1F497D" style:language-asian="en" style:country-asian="GB"/>
    </style:style>
    <style:style style:name="P18" style:parent-style-name="Normal" style:family="paragraph">
      <style:paragraph-properties style:vertical-align="auto" fo:margin-bottom="0in" fo:line-height="100%" fo:background-color="#FFFFFF"/>
      <style:text-properties fo:hyphenate="true"/>
    </style:style>
    <style:style style:name="T19" style:parent-style-name="DefaultParagraphFont" style:family="text">
      <style:text-properties style:font-name-asian="Times New Roman" style:font-name-complex="Calibri" fo:color="#1F497D" style:language-asian="en" style:country-asian="GB"/>
    </style:style>
    <style:style style:name="P20" style:parent-style-name="Normal" style:family="paragraph">
      <style:paragraph-properties style:vertical-align="auto" fo:margin-bottom="0in" fo:line-height="100%" fo:background-color="#FFFFFF"/>
      <style:text-properties fo:hyphenate="true"/>
    </style:style>
    <style:style style:name="T21" style:parent-style-name="DefaultParagraphFont" style:family="text">
      <style:text-properties style:font-name-asian="Times New Roman" style:font-name-complex="Calibri" fo:color="#1F497D" style:language-asian="en" style:country-asian="GB"/>
    </style:style>
    <style:style style:name="P22" style:parent-style-name="Normal" style:family="paragraph">
      <style:paragraph-properties style:vertical-align="auto" fo:margin-bottom="0in" fo:line-height="100%" fo:background-color="#FFFFFF"/>
      <style:text-properties style:font-name-asian="Times New Roman" style:font-name-complex="Calibri" fo:color="#1F497D" style:language-asian="en" style:country-asian="GB" fo:hyphenate="true"/>
    </style:style>
    <style:style style:name="P23" style:parent-style-name="Normal" style:family="paragraph">
      <style:paragraph-properties style:vertical-align="auto" fo:margin-bottom="0in" fo:line-height="100%" fo:background-color="#FFFFFF"/>
      <style:text-properties fo:hyphenate="true"/>
    </style:style>
    <style:style style:name="T24" style:parent-style-name="DefaultParagraphFont" style:family="text">
      <style:text-properties style:font-name-asian="Times New Roman" style:font-name-complex="Calibri" fo:font-size="14pt" style:font-size-asian="14pt" style:language-asian="en" style:country-asian="GB"/>
    </style:style>
    <style:style style:name="T25" style:parent-style-name="DefaultParagraphFont" style:family="text">
      <style:text-properties style:font-name-asian="Times New Roman" style:font-name-complex="Calibri" fo:font-size="14pt" style:font-size-asian="14pt" style:language-asian="en" style:country-asian="GB"/>
    </style:style>
  </office:automatic-styles>
  <office:body>
    <office:text text:use-soft-page-breaks="true">
      <text:p text:style-name="P1">EXTERNAL FEEDBACK</text:p>
      <text:p text:style-name="P2">After the workshop ended, I asked the students for feedback on my presentation and the activity. This was part of my questionnaire at the end. This was a good way to get feedback as they explicitly experienced the workshop.</text:p>
      <text:p text:style-name="P3">In the questionnaire (in Unit 2 Part A&amp;B), I ask two questions revolved around feedback. The first question was “Did you find the activity…” followed by five options: Easy, Difficult, Confusing, Exciting, Boring. Before the day of the workshop, I did not know what exactly the students, only the base topics that they had done (shapes, colours, movement, if functions, text), this meant I had to make the activity easier than intended just in case they knew little. As of this, seven of 15 said it was easy, and 7 others said it was confusing. This was to be expected as all of them would be of different skill levels. There was then one person who said it was exciting too.</text:p>
      <text:p text:style-name="P4">When asked the same question about the presentation, with the answers helpful, complicated, educational, non-interesting, I got the answers I wanted.<text:s/>Out of the 15, 13 said the presentation was helpful or educational (11 helpful, 2 educational), then with 2 saying it was complicated. This shows I did well to engage the audience (but obviously not everyone would be pleased).</text:p>
      <text:p text:style-name="P5">I also asked the teacher for feedback on my workshop. Mr Campbell, the teacher, was the only adult present; he was the only one I could explicitly get feedback from as he was experienced in this field and knew the topic well.</text:p>
      <text:p text:style-name="Normal"><text:span text:style-name="T6">His feedback was as follows: “</text:span><text:span text:style-name="T7">I thought the presentation</text:span><text:span text:style-name="T8"><text:s/>was very well put together on PowerP</text:span><text:span text:style-name="T9">oint with some interesting facts about gaming backed up with statistics.</text:span></text:p>
      <text:p text:style-name="P10"><text:span text:style-name="T11">You were well organised, equipped with the script and questionnaires for the boys to fill in.</text:span></text:p>
      <text:p text:style-name="P12"><text:span text:style-name="T13">You spoke well and confidently to the boys, who were engaged.</text:span></text:p>
      <text:p text:style-name="P14"><text:span text:style-name="T15">I was impressed how you learnt JavaScript so quickly and helped out the boys on their task throughout the lesson.</text:span></text:p>
      <text:p text:style-name="P16"><text:span text:style-name="T17">The presentation was interactive with questions and discussion. The task set was achievable for all.</text:span></text:p>
      <text:p text:style-name="P18"><text:span text:style-name="T19">Some tips for future presentations:</text:span></text:p>
      <text:p text:style-name="P20"><text:span text:style-name="T21">It would have been great to see the game that you made (perhaps a demo/prototype?)</text:span></text:p>
      <text:p text:style-name="P22">It always helps to write down the targets for the boys to meet on the board so they don’t forget.”</text:p>
      <text:p text:style-name="P23"><text:span text:style-name="T24">Sent by email after the workshop, this feedback supplied me with what went well as well as tips for the future.<text:s/></text:span><text:span text:style-name="T25">I evidently improved in my organisation skills and showed good leadership. Then my speaking was engaging and interactive as I hoped to be. The tips are minimal which suggests few things wrong with my workshop. The tips are also only specific to this workshop and do not concern the skills I wanted to learn and so lear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m Tomlin</meta:initial-creator>
    <dc:creator>Tom Tomlin</dc:creator>
    <meta:creation-date>2017-06-17T08:20:00Z</meta:creation-date>
    <dc:date>2017-06-28T16:39:00Z</dc:date>
    <meta:template xlink:href="Normal" xlink:type="simple"/>
    <meta:editing-cycles>3</meta:editing-cycles>
    <meta:editing-duration>PT1500S</meta:editing-duration>
    <meta:document-statistic meta:page-count="1" meta:paragraph-count="5" meta:word-count="404" meta:character-count="2704" meta:row-count="19" meta:non-whitespace-character-count="2305"/>
  </office:meta>
</office:document-meta>
</file>